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vardana" fo:font-size="9pt" officeooo:rsid="002f92ea" officeooo:paragraph-rsid="0037f377" style:font-size-asian="9pt" style:font-size-complex="9pt"/>
    </style:style>
    <style:style style:name="P3" style:family="paragraph" style:parent-style-name="Table_20_Contents">
      <style:text-properties style:font-name="vardana" fo:font-size="9pt" officeooo:rsid="002f92ea" officeooo:paragraph-rsid="00442c30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vardana" fo:font-size="9pt" officeooo:rsid="002f92ea" officeooo:paragraph-rsid="00479311" style:font-size-asian="9pt" style:font-size-complex="9pt"/>
    </style:style>
    <style:style style:name="P5" style:family="paragraph" style:parent-style-name="Table_20_Contents">
      <style:text-properties style:font-name="vardana" fo:font-size="9pt" officeooo:rsid="002f92ea" officeooo:paragraph-rsid="0058400d" style:font-size-asian="9pt" style:font-size-complex="9pt"/>
    </style:style>
    <style:style style:name="P6" style:family="paragraph" style:parent-style-name="Table_20_Contents">
      <style:text-properties style:font-name="Verdana" fo:font-size="9pt" officeooo:paragraph-rsid="0085a90b" style:font-name-asian="Times New Roman1" style:font-size-asian="9pt" style:font-name-complex="Times New Roman1" style:font-size-complex="9pt"/>
    </style:style>
    <style:style style:name="P7" style:family="paragraph" style:parent-style-name="Table_20_Contents">
      <style:text-properties style:font-name="Verdana" fo:font-size="9pt" officeooo:rsid="00819e6b" officeooo:paragraph-rsid="0086462b" style:font-name-asian="Times New Roman1" style:font-size-asian="9pt" style:font-name-complex="Times New Roman1" style:font-size-complex="9pt"/>
    </style:style>
    <style:style style:name="P8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P9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P10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3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P14" style:family="paragraph" style:parent-style-name="Standard"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6" style:family="paragraph" style:parent-style-name="Standard"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text-properties style:font-name="Arial" fo:font-size="12pt" officeooo:paragraph-rsid="001ce1d2" style:font-size-asian="12pt" style:font-size-complex="12pt"/>
    </style:style>
    <style:style style:name="P18" style:family="paragraph" style:parent-style-name="Standard">
      <style:text-properties style:font-name="Arial" fo:font-size="12pt" officeooo:paragraph-rsid="002b85d9" style:font-size-asian="12pt" style:font-size-complex="12pt"/>
    </style:style>
    <style:style style:name="P19" style:family="paragraph" style:parent-style-name="Standard">
      <style:text-properties style:font-name="Arial" fo:font-size="12pt" officeooo:paragraph-rsid="006dacdf" style:font-size-asian="12pt" style:font-size-complex="12pt"/>
    </style:style>
    <style:style style:name="P20" style:family="paragraph" style:parent-style-name="Standard">
      <style:text-properties style:font-name="Arial" fo:font-size="12pt" officeooo:paragraph-rsid="0090726c" style:font-size-asian="12pt" style:font-size-complex="12pt"/>
    </style:style>
    <style:style style:name="P21" style:family="paragraph" style:parent-style-name="Standard">
      <style:text-properties style:font-name="vardana" fo:font-size="9pt" officeooo:rsid="007784d4" officeooo:paragraph-rsid="007784d4" style:font-size-asian="9pt" style:font-size-complex="9pt"/>
    </style:style>
    <style:style style:name="P22" style:family="paragraph" style:parent-style-name="Standard">
      <style:text-properties officeooo:paragraph-rsid="00920d7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1ce1d2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2ade15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ade15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2c8e5c" officeooo:paragraph-rsid="002c8e5c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fbab9" style:font-name-asian="Times New Roman1" style:font-size-asian="9pt" style:font-weight-asian="bold" style:font-name-complex="Times New Roman1" style:font-size-complex="9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2" style:family="paragraph" style:parent-style-name="Standard">
      <style:paragraph-properties fo:break-before="page"/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3" style:family="paragraph" style:parent-style-name="Standard" style:master-page-name="Standard">
      <style:paragraph-properties style:page-number="auto"/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2060" style:font-name="Verdana" fo:font-size="6pt" style:font-size-asian="6pt" style:font-size-complex="6pt"/>
    </style:style>
    <style:style style:name="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fo:color="#000000" officeooo:rsid="001e2127" style:font-name-asian="Times New Roman1" style:font-name-complex="Times New Roman1"/>
    </style:style>
    <style:style style:name="T5" style:family="text">
      <style:text-properties fo:color="#000000" officeooo:rsid="001ce1d2" style:font-name-asian="Times New Roman1" style:font-name-complex="Times New Roman1"/>
    </style:style>
    <style:style style:name="T6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officeooo:rsid="0075de11" style:letter-kerning="true" style:font-style-asian="normal" style:font-weight-asian="normal" style:text-emphasize="none"/>
    </style:style>
    <style:style style:name="T8" style:family="text">
      <style:text-properties fo:color="#17365d" style:font-name="Verdana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17365d" style:font-name="Verdana" fo:font-size="9pt" fo:font-weight="bold" officeooo:rsid="002b85d9" style:font-name-asian="Times New Roman1" style:font-size-asian="9pt" style:font-weight-asian="bold" style:font-name-complex="Times New Roman1" style:font-size-complex="9pt" style:font-weight-complex="bold"/>
    </style:style>
    <style:style style:name="T10" style:family="text">
      <style:text-properties fo:color="#17365d" style:font-name="Verdana" fo:font-size="9pt" fo:font-weight="bold" officeooo:rsid="00353364" style:font-name-asian="Times New Roman1" style:font-size-asian="9pt" style:font-weight-asian="bold" style:font-name-complex="Times New Roman1" style:font-size-complex="9pt" style:font-weight-complex="bold"/>
    </style:style>
    <style:style style:name="T11" style:family="text">
      <style:text-properties fo:color="#17365d" style:font-name="Verdana" fo:font-size="9pt" fo:font-weight="bold" officeooo:rsid="0037f377" style:font-name-asian="Times New Roman1" style:font-size-asian="9pt" style:font-weight-asian="bold" style:font-name-complex="Times New Roman1" style:font-size-complex="9pt" style:font-weight-complex="bold"/>
    </style:style>
    <style:style style:name="T12" style:family="text">
      <style:text-properties fo:color="#17365d" style:font-name="Verdana" fo:font-size="9pt" fo:font-weight="bold" officeooo:rsid="007ea6ed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fo:color="#17365d" style:font-name="Verdana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weight-complex="bold"/>
    </style:style>
    <style:style style:name="T14" style:family="text">
      <style:text-properties fo:color="#17365d" style:font-name="Verdana" fo:font-size="7pt" fo:font-weight="bold" style:font-name-asian="Times New Roman1" style:font-size-asian="7pt" style:font-weight-asian="bold" style:font-name-complex="Times New Roman1" style:font-size-complex="9pt" style:font-weight-complex="bold"/>
    </style:style>
    <style:style style:name="T15" style:family="text">
      <style:text-properties fo:color="#17365d" style:font-name="Verdana" fo:font-weight="bold" officeooo:rsid="0037f377" style:font-name-asian="Times New Roman1" style:font-weight-asian="bold" style:font-name-complex="Times New Roman1" style:font-weight-complex="bold"/>
    </style:style>
    <style:style style:name="T16" style:family="text">
      <style:text-properties fo:color="#17365d" style:font-name="Verdana" fo:font-weight="normal" officeooo:rsid="0040ce69" style:font-name-asian="Times New Roman1" style:font-weight-asian="normal" style:font-name-complex="Times New Roman1" style:font-weight-complex="normal"/>
    </style:style>
    <style:style style:name="T17" style:family="text">
      <style:text-properties fo:color="#17365d" fo:font-weight="bold" style:font-name-asian="Times New Roman1" style:font-weight-asian="bold" style:font-name-complex="Times New Roman1" style:font-weight-complex="bold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vardana" fo:font-size="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17365d" style:text-outline="false" style:text-line-through-style="none" style:text-line-through-type="none" style:text-position="0% 100%" style:font-name="Verdana" fo:font-size="9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9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5904048" text:id="ct45904048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37020864" text:id="ct37020864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76254160" text:id="ct76254160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60865168" text:id="ct60865168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71807488" text:id="ct71807488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60753184" text:id="ct60753184">
          <text:insertion>
            <office:change-info>
              <dc:creator>Unknown Author</dc:creator>
              <dc:date>2015-03-12T10:02:00</dc:date>
            </office:change-info>
          </text:insertion>
        </text:changed-region>
        <text:changed-region xml:id="ct66999680" text:id="ct66999680">
          <text:insertion>
            <office:change-info>
              <dc:creator>Unknown Author</dc:creator>
              <dc:date>2015-03-11T09:52:00</dc:date>
            </office:change-info>
          </text:insertion>
        </text:changed-region>
        <text:changed-region xml:id="ct71726304" text:id="ct71726304">
          <text:insertion>
            <office:change-info>
              <dc:creator>Unknown Author</dc:creator>
              <dc:date>2015-03-11T17:55:00</dc:date>
            </office:change-info>
          </text:insertion>
        </text:changed-region>
        <text:changed-region xml:id="ct72892960" text:id="ct72892960">
          <text:insertion>
            <office:change-info>
              <dc:creator>Unknown Author</dc:creator>
              <dc:date>2015-03-11T16:25:00</dc:date>
            </office:change-info>
          </text:insertion>
        </text:changed-region>
        <text:changed-region xml:id="ct60085248" text:id="ct60085248">
          <text:insertion>
            <office:change-info>
              <dc:creator>Unknown Author</dc:creator>
              <dc:date>2015-03-11T16:33:00</dc:date>
            </office:change-info>
          </text:insertion>
        </text:changed-region>
        <text:changed-region xml:id="ct65986944" text:id="ct65986944">
          <text:insertion>
            <office:change-info>
              <dc:creator>Unknown Author</dc:creator>
              <dc:date>2015-03-11T08:56:00</dc:date>
            </office:change-info>
          </text:insertion>
        </text:changed-region>
        <text:changed-region xml:id="ct61720672" text:id="ct61720672">
          <text:insertion>
            <office:change-info>
              <dc:creator>Unknown Author</dc:creator>
              <dc:date>2015-03-12T16:25:00</dc:date>
            </office:change-info>
          </text:insertion>
        </text:changed-region>
        <text:changed-region xml:id="ct66673040" text:id="ct66673040">
          <text:insertion>
            <office:change-info>
              <dc:creator>Unknown Author</dc:creator>
              <dc:date>2015-03-12T16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4"><text:span text:style-name="T17">Proyecto-Código</text:span><text:span text:style-name="T3">: <text:s/></text:span><text:change-start text:change-id="ct45904048"/><text:span text:style-name="T5">Proyecto</text:span><text:span text:style-name="T4">['nombre']</text:span><text:change-end text:change-id="ct45904048"/><text:span text:style-name="T5"> </text:span>: <text:change-start text:change-id="ct37020864"/><text:span text:style-name="T5">Proyecto</text:span><text:span text:style-name="T4">['codigo']</text:span><text:change-end text:change-id="ct37020864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4"><text:span text:style-name="T17">Solicitado por</text:span><text:span text:style-name="T3">: </text:span><text:change-start text:change-id="ct76254160"/><text:span text:style-name="T4">Proyecto['persona']</text:span><text:change-end text:change-id="ct76254160"/></text:p>
          </table:table-cell>
          <table:table-cell table:style-name="Table1.A1" office:value-type="string">
            <text:p text:style-name="P24"><text:span text:style-name="T17">Fecha de Solicitud</text:span><text:span text:style-name="T3">: </text:span><text:change-start text:change-id="ct60865168"/><text:span text:style-name="T4">Proyecto['fecha_solicita']</text:span><text:change-end text:change-id="ct60865168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25"><text:span text:style-name="T17">Fecha de entrega material</text:span><text:span text:style-name="T3">: </text:span><text:change-start text:change-id="ct71807488"/><text:span text:style-name="T4">Proyecto['fecha_entrega']</text:span><text:change-end text:change-id="ct71807488"/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change-start text:change-id="ct60753184"/><text:span text:style-name="T8"><office:annotation><dc:creator>Unknown Author</dc:creator><dc:date>2015-03-12T10:02:01</dc:date><text:list text:style-name=""><text:list-item><text:p text:style-name="P34"><text:span text:style-name="T24">do section for i in grupos</text:span></text:p></text:list-item></text:list></office:annotation></text:span><text:change-end text:change-id="ct60753184"/><text:span text:style-name="T8">SISTEMA A MUESTREAR: </text:span><text:change-start text:change-id="ct66999680"/><text:span text:style-name="T10">Data</text:span><text:span text:style-name="T11">[i]</text:span><text:span text:style-name="T10">['matriz']</text:span><text:change-end text:change-id="ct66999680"/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6"><text:span text:style-name="T8">Cantidad </text:span><text:span text:style-name="T14">(Estaciones)</text:span></text:p>
            </table:table-cell>
            <table:table-cell table:style-name="Table2.A1" office:value-type="string">
              <text:p text:style-name="P27">Parámetros a contratar</text:p>
            </table:table-cell>
            <table:table-cell table:style-name="Table2.C1" office:value-type="string">
              <text:p text:style-name="P28">N total (n=<text:span text:style-name="T22">xx</text:span>)</text:p>
            </table:table-cell>
          </table:table-row>
          <table:table-row>
            <table:table-cell table:style-name="Table2.A2" office:value-type="string">
              <text:p text:style-name="P5"><text:change-start text:change-id="ct71726304"/>Data<text:span text:style-name="T20">[i]['datos'][j]</text:span>['<text:span text:style-name="T21">n_estaciones'</text:span>]<text:change-end text:change-id="ct71726304"/><office:annotation office:name="__Annotation__10856_1870438806"><dc:creator>Unknown Author</dc:creator><dc:date>2015-03-11T17:54:08</dc:date><text:list text:continue-numbering="true" text:style-name=""><text:list-item><text:p text:style-name="P34"><text:span text:style-name="T24">do row for j in int_n_datos[i]</text:span></text:p></text:list-item></text:list></office:annotation></text:p>
            </table:table-cell>
            <table:table-cell table:style-name="Table2.B2" office:value-type="string">
              <text:p text:style-name="P3"><text:change-start text:change-id="ct72892960"/>Data<text:span text:style-name="T20">[i]['datos'][j]</text:span>['parametro']<text:change-end text:change-id="ct72892960"/></text:p>
            </table:table-cell>
            <table:table-cell table:style-name="Table2.C2" office:value-type="string">
              <text:p text:style-name="P4"><text:change-start text:change-id="ct60085248"/>Data<text:span text:style-name="T16">[i]</text:span><text:span text:style-name="T19">['datos'][j]</text:span>['<text:span text:style-name="T21">replicas</text:span>']<text:change-end text:change-id="ct60085248"/>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7">Codificación de estaciones: </text:p>
            </table:table-cell>
          </table:table-row>
          <table:table-row>
            <table:table-cell table:style-name="Table3.A2" office:value-type="string">
              <text:p text:style-name="P2"><text:change-start text:change-id="ct65986944"/>Data<text:span text:style-name="T15">[i]</text:span>['estaciones']<text:change-end text:change-id="ct65986944"/>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0"><text:span text:style-name="T18">Observaciones</text:span>: </text:p>
            </table:table-cell>
          </table:table-row>
          <table:table-row>
            <table:table-cell table:style-name="Table4.A2" office:value-type="string">
              <text:p text:style-name="P21"><office:annotation office:name="__Annotation__2387_1615771658"><dc:creator>Unknown Author</dc:creator><dc:date>2015-03-12T15:26:47</dc:date><text:list text:continue-numbering="true" text:style-name=""><text:list-item><text:p text:style-name="P34"><text:span text:style-name="T25">do text </text:span></text:p></text:list-item><text:list-item><text:p text:style-name="P34"><text:span text:style-name="T25">from <text:s/>xhtml(</text:span><text:span text:style-name="T26">Data</text:span><text:span text:style-name="T27">[i]</text:span><text:span text:style-name="T26">['observaciones']</text:span><text:span text:style-name="T25">)</text:span></text:p></text:list-item></text:list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22"><office:annotation office:name="__Annotation__13096_1615771658"><dc:creator>Unknown Author</dc:creator><dc:date>2015-03-12T16:37:48</dc:date><text:list text:continue-numbering="true" text:style-name=""><text:list-item><text:p text:style-name="P34"><text:span text:style-name="T25">do text if (loop.i.nb &lt; (loop.i.length-1))</text:span></text:p></text:list-item><text:list-item><text:p text:style-name="P34"><text:span text:style-name="T25">from '&lt;text:p text:style-name="podPageBreak"&gt;&lt;/text:p&gt;'</text:span></text:p></text:list-item></text:list></office:annotation><text:span text:style-name="T12">Nueva Pagina</text:span><office:annotation-end office:name="__Annotation__13096_1615771658"/></text:p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9">Cantidad</text:p>
            </table:table-cell>
            <table:table-cell table:style-name="Table5.B1" office:value-type="string">
              <text:p text:style-name="P29">Equipos o instrumentos de muestreo</text:p>
            </table:table-cell>
          </table:table-row>
          <table:table-row>
            <table:table-cell table:style-name="Table5.A2" office:value-type="string">
              <text:p text:style-name="P7"><text:change-start text:change-id="ct61720672"/>EQU[<text:span text:style-name="T23">j</text:span>]['cantidad']<text:change-end text:change-id="ct61720672"/><office:annotation office:name="__Annotation__8587_1615771658"><dc:creator>Unknown Author</dc:creator><dc:date>2015-03-12T16:13:42</dc:date><text:list text:continue-numbering="true" text:style-name=""><text:list-item><text:p text:style-name="P34"><text:span text:style-name="T25">do row for j in g_equip</text:span></text:p></text:list-item></text:list></office:annotation></text:p>
            </table:table-cell>
            <table:table-cell table:style-name="Table5.B2" office:value-type="string">
              <text:p text:style-name="P7"><text:change-start text:change-id="ct66673040"/>EQU[<text:span text:style-name="T23">j</text:span>]['equipo']<text:change-end text:change-id="ct66673040"/>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Observaciones: <text:s/></text:p>
            </table:table-cell>
          </table:table-row>
          <table:table-row>
            <table:table-cell table:style-name="Table7.A2" office:value-type="string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200%" fo:text-align="center" style:justify-single-word="false"/>
      <style:text-properties style:font-name="Albertus Extra Bold" fo:font-family="'Albertus Extra Bold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MP3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MP4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7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MT1" style:family="text">
      <style:text-properties fo:color="#002060" style:font-name="Verdana" fo:font-size="6pt" style:font-size-asian="6pt" style:font-size-complex="6pt"/>
    </style:style>
    <style:style style:name="M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><draw:frame draw:style-name="Mfr1" draw:name="Image2" text:anchor-type="paragraph" svg:x="0.007cm" svg:y="0cm" svg:width="0.923cm" svg:height="1.392cm" draw:z-index="1"><draw:image xlink:href="Pictures/10000201000000640000009743F3E799.png" xlink:type="simple" xlink:show="embed" xlink:actuate="onLoad"/></draw:frame></text:p>
            </table:table-cell>
            <table:table-cell table:style-name="Table6.A1" office:value-type="string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table:style-name="Table6.C1" office:value-type="string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